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50898" officeooo:paragraph-rsid="00150898"/>
    </style:style>
    <style:style style:name="P2" style:family="paragraph" style:parent-style-name="Standard" style:list-style-name="L1">
      <style:text-properties officeooo:paragraph-rsid="00150898"/>
    </style:style>
    <style:style style:name="P3" style:family="paragraph" style:parent-style-name="Standard" style:list-style-name="L1">
      <style:text-properties officeooo:paragraph-rsid="0016a622"/>
    </style:style>
    <style:style style:name="P4" style:family="paragraph" style:parent-style-name="Standard" style:list-style-name="L1">
      <style:text-properties officeooo:rsid="0018f80a" officeooo:paragraph-rsid="0018f80a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50898"/>
    </style:style>
    <style:style style:name="T3" style:family="text">
      <style:text-properties style:font-name="Calibri" officeooo:rsid="0016a622"/>
    </style:style>
    <style:style style:name="T4" style:family="text">
      <style:text-properties style:font-name="Calibri" officeooo:rsid="00172073"/>
    </style:style>
    <style:style style:name="T5" style:family="text">
      <style:text-properties officeooo:rsid="0016a6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iomy dostępu:</text:p>
      <text:list xml:id="list2881111332" text:style-name="L1">
        <text:list-item>
          <text:p text:style-name="P2"><text:span text:style-name="T2">Pracownik:<text:line-break/>Dostęp do Selectowania tabel: Pracownicy, Grupy_zespołów, Zespoły, Projekty</text:span></text:p>
        </text:list-item>
        <text:list-item>
          <text:p text:style-name="P3"><text:span text:style-name="T2">Z</text:span><text:span text:style-name="T3">arządca zespołu:<text:line-break/>To co wyżej+<text:line-break/>Dostęp do Updatowania tabel: Grupy_zespołów, Zespoły</text:span></text:p>
        </text:list-item>
        <text:list-item>
          <text:p text:style-name="P3"><text:span text:style-name="T3">Zarządca działu:<text:line-break/>To co wyżej+<text:line-break/>Dostęp do Selectowania tabel: </text:span><text:span text:style-name="T4">Działy,</text:span><text:span text:style-name="T3"> Projekty, Zlecenia, Klienci, Zakupy, Dostawcy<text:line-break/>Dostęp do Updatowania tabel: Projekty, Zlecenia, Klienci, Zakupy, Dostawcy</text:span></text:p>
        </text:list-item>
        <text:list-item>
          <text:p text:style-name="P4"><text:span text:style-name="T3">S</text:span><text:span text:style-name="T1">zef:<text:line-break/>Pełny dostęp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02:00:33.585404001</meta:creation-date>
    <dc:date>2021-01-10T02:15:48.261070270</dc:date>
    <meta:editing-duration>PT15M1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5" meta:word-count="53" meta:character-count="396" meta:non-whitespace-character-count="352"/>
  </office:meta>
</office:document-meta>
</file>